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0f6" officeooo:paragraph-rsid="000280f6"/>
    </style:style>
    <style:style style:name="P2" style:family="paragraph" style:parent-style-name="Standard">
      <style:text-properties officeooo:rsid="000280f6" officeooo:paragraph-rsid="0002e9c1"/>
    </style:style>
    <style:style style:name="P3" style:family="paragraph" style:parent-style-name="Standard">
      <style:text-properties officeooo:rsid="0002e9c1" officeooo:paragraph-rsid="0002e9c1"/>
    </style:style>
    <style:style style:name="P4" style:family="paragraph" style:parent-style-name="Standard">
      <style:text-properties officeooo:rsid="0004129c" officeooo:paragraph-rsid="0004129c"/>
    </style:style>
    <style:style style:name="P5" style:family="paragraph" style:parent-style-name="Standard" style:list-style-name="L1">
      <style:text-properties officeooo:rsid="000280f6" officeooo:paragraph-rsid="0002e9c1"/>
    </style:style>
    <style:style style:name="P6" style:family="paragraph" style:parent-style-name="Standard">
      <style:text-properties officeooo:rsid="000280f6" officeooo:paragraph-rsid="000280f6"/>
    </style:style>
    <style:style style:name="P7" style:family="paragraph" style:parent-style-name="Standard" style:list-style-name="L1">
      <style:text-properties officeooo:rsid="0002e9c1" officeooo:paragraph-rsid="0002e9c1"/>
    </style:style>
    <style:style style:name="P8" style:family="paragraph" style:parent-style-name="Standard">
      <style:text-properties officeooo:rsid="0004129c" officeooo:paragraph-rsid="0004129c"/>
    </style:style>
    <style:style style:name="P9" style:family="paragraph" style:parent-style-name="Standard">
      <style:text-properties officeooo:rsid="00045626" officeooo:paragraph-rsid="00045626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45626" officeooo:paragraph-rsid="00045626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6f79f" officeooo:paragraph-rsid="0006f79f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280f6" officeooo:paragraph-rsid="000280f6" style:font-weight-asian="bold" style:font-weight-complex="bold"/>
    </style:style>
    <style:style style:name="P13" style:family="paragraph" style:parent-style-name="Standard">
      <style:text-properties officeooo:rsid="0006a9ee" officeooo:paragraph-rsid="0006a9ee"/>
    </style:style>
    <style:style style:name="P14" style:family="paragraph" style:parent-style-name="Standard">
      <style:text-properties officeooo:rsid="0006f79f" officeooo:paragraph-rsid="0006f79f"/>
    </style:style>
    <style:style style:name="P15" style:family="paragraph" style:parent-style-name="Standard" style:list-style-name="L1">
      <style:text-properties officeooo:rsid="000756a7" officeooo:paragraph-rsid="000756a7"/>
    </style:style>
    <style:style style:name="T1" style:family="text">
      <style:text-properties officeooo:rsid="0002e9c1"/>
    </style:style>
    <style:style style:name="T2" style:family="text">
      <style:text-properties officeooo:rsid="0004129c"/>
    </style:style>
    <style:style style:name="T3" style:family="text">
      <style:text-properties officeooo:rsid="0006f7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Overview</text:p>
      <text:p text:style-name="P1"/>
      <text:p text:style-name="P2"><text:span text:style-name="T1">O</text:span>n a broader view <text:span text:style-name="T1">this p</text:span>rojects aims in creating a Digital place for agriculture. </text:p>
      <text:p text:style-name="P2">The project phase 1 includes various <text:span text:style-name="T1">use cases</text:span> like </text:p>
      <text:list xml:id="list9042350791839135196" text:style-name="L1">
        <text:list-item>
          <text:p text:style-name="P5">‘Find a mate bull’</text:p>
        </text:list-item>
        <text:list-item>
          <text:p text:style-name="P5">‘Find Native breed cow milk near by’</text:p>
        </text:list-item>
        <text:list-item>
          <text:p text:style-name="P5">‘<text:span text:style-name="T1">M</text:span>arket place for cattle feeds, cattle equipments,milk products etc’</text:p>
        </text:list-item>
        <text:list-item>
          <text:p text:style-name="P5">‘Finding Veterinary doctor near by’ </text:p>
        </text:list-item>
        <text:list-item>
          <text:p text:style-name="P5">‘Cattle sell/buy’</text:p>
        </text:list-item>
        <text:list-item>
          <text:p text:style-name="P5">‘Cattle Medicines’</text:p>
        </text:list-item>
        <text:list-item>
          <text:p text:style-name="P5">‘<text:span text:style-name="T1">Open Source knowledge on cattle farming, integrated farming </text:span></text:p>
        </text:list-item>
        <text:list-item>
          <text:p text:style-name="P7">Success stories</text:p>
        </text:list-item>
        <text:list-item>
          <text:p text:style-name="P5">‘Expert videos on cattle growth, controlling diseases’ etc, </text:p>
        </text:list-item>
        <text:list-item>
          <text:p text:style-name="P15">Buy country eggs , chicken near by (Cage free, free farmed) </text:p>
        </text:list-item>
      </text:list>
      <text:p text:style-name="P1"/>
      <text:p text:style-name="P1">The Aim is to promote ‘<text:span text:style-name="T1">Natural Farming’ </text:span><text:s/>, ‘<text:span text:style-name="T1">Sustainable agriculture’ , Healthy products to human consumption </text:span>by providing a digital space where consumers and farmers benefit. </text:p>
      <text:p text:style-name="P1"/>
      <text:p text:style-name="P3"/>
      <text:p text:style-name="P3">Beta Launch – <text:s/><text:span text:style-name="T2">Bull and Cow - </text:span>Scope</text:p>
      <text:p text:style-name="P3"/>
      <text:p text:style-name="P3">- Finding a mate bull</text:p>
      <text:p text:style-name="P3"><text:s text:c="2"/>This feature enables users to find a matting bull near by or access to those who can provide service for free or for a cost. Geo location enabled features shows the availability of matting bulls nearby.</text:p>
      <text:p text:style-name="P4">Farmers can register their bull if they can provide service to others.</text:p>
      <text:p text:style-name="P4"/>
      <text:p text:style-name="P4">- Finding Native cow breed milk near by</text:p>
      <text:p text:style-name="P4"><text:s text:c="2"/>This features enables users</text:p>
      <text:p text:style-name="P4"><text:tab/>- Register in the system to sell native cow milk or/and milk products </text:p>
      <text:p text:style-name="P4"><text:tab/>- Search for near by native cow milk providers or the milk products</text:p>
      <text:p text:style-name="P4"/>
      <text:p text:style-name="P4"/>
      <text:p text:style-name="P9">Registration of bulls and cows into the system</text:p>
      <text:p text:style-name="P9">- System shall allow the farmers to enter the details of the bull and cow</text:p>
      <text:p text:style-name="P9">- Registrations are authenticated with OTP and SMS</text:p>
      <text:p text:style-name="P9">- Location of the cows/bulls are verified along with GPS location of the users while registering</text:p>
      <text:p text:style-name="P9"/>
      <text:p text:style-name="P9">Registration of cow</text:p>
      <text:p text:style-name="P9"/>
      <text:p text:style-name="P9">choose bull or cow then separate registration flow for cow and bull</text:p>
      <text:p text:style-name="P9">- cow or bull ( tick box only one allowed)</text:p>
      <text:p text:style-name="P9"/>
      <text:p text:style-name="P10">For cow </text:p>
      <text:p text:style-name="P9">Name of farmer/owner of cow</text:p>
      <text:p text:style-name="P9">cow breed <text:tab/><text:tab/><text:tab/><text:tab/>- Selected from possible values (not free text)</text:p>
      <text:p text:style-name="P9">Age of cow<text:tab/><text:tab/><text:tab/><text:tab/>- range of numbers</text:p>
      <text:p text:style-name="P9">colour <text:tab/><text:tab/><text:tab/><text:tab/><text:tab/>- from list of possible patterns</text:p>
      <text:p text:style-name="P9">Location <text:s text:c="3"/><text:tab/><text:tab/><text:tab/><text:tab/>- Entered by user and system validates from the locations</text:p>
      <text:p text:style-name="P9">Address <text:s text:c="45"/>- Entered by user</text:p>
      <text:p text:style-name="P9">Phone number <text:s text:c="13"/><text:tab/><text:tab/>- (SMS verification )</text:p>
      <text:p text:style-name="P9"><text:soft-page-break/>Milk available for sale <text:s text:c="24"/>- Yes or No</text:p>
      <text:p text:style-name="P14">Photos/Videos<text:tab/><text:tab/><text:tab/><text:tab/>-Limit to 5 photos and 2 videos</text:p>
      <text:p text:style-name="P14">Email Id</text:p>
      <text:p text:style-name="P9"/>
      <text:p text:style-name="P10">For Bull </text:p>
      <text:p text:style-name="P9">Name of farmer/owner of bull</text:p>
      <text:p text:style-name="P9">Bull breed <text:tab/><text:tab/><text:tab/><text:tab/>- Selected from possible values (not free text)</text:p>
      <text:p text:style-name="P9">Age of bull<text:tab/><text:tab/><text:tab/><text:tab/>- range of numbers</text:p>
      <text:p text:style-name="P9">colour of bull<text:tab/><text:tab/><text:tab/><text:tab/>- from list of possible patterns</text:p>
      <text:p text:style-name="P9">Location <text:s text:c="3"/><text:tab/><text:tab/><text:tab/><text:tab/>- Entered by user and system validates from the locations</text:p>
      <text:p text:style-name="P9">Address <text:s text:c="45"/>- Entered by user</text:p>
      <text:p text:style-name="P9">Phone number <text:s text:c="13"/><text:tab/><text:tab/>- (SMS verification )</text:p>
      <text:p text:style-name="P9">Available for mating <text:s text:c="25"/>- Yes or No</text:p>
      <text:p text:style-name="P14">Photos/Videos<text:tab/><text:tab/><text:tab/><text:tab/>- Limit to 5 photos and 2 videos</text:p>
      <text:p text:style-name="P14">Email id <text:s text:c="20"/></text:p>
      <text:p text:style-name="P9"/>
      <text:p text:style-name="P14">#Photos <text:s/>should include a image verification using AI based classification</text:p>
      <text:p text:style-name="P14"/>
      <text:p text:style-name="P14"/>
      <text:p text:style-name="P11">Doctor Registration</text:p>
      <text:p text:style-name="P14">Name of Doctor</text:p>
      <text:p text:style-name="P14">Address</text:p>
      <text:p text:style-name="P14">Location</text:p>
      <text:p text:style-name="P14">Phone Number</text:p>
      <text:p text:style-name="P14">Days available</text:p>
      <text:p text:style-name="P14">Time available </text:p>
      <text:p text:style-name="P14">Fees (Not mandatory)</text:p>
      <text:p text:style-name="P14">Email id</text:p>
      <text:p text:style-name="P14">Service location range <text:s text:c="5"/><text:tab/><text:tab/>- Mention the km’s</text:p>
      <text:p text:style-name="P14"/>
      <text:p text:style-name="P13">Other details to be captured (not from user input but as system information)</text:p>
      <text:p text:style-name="P13">Date of registration</text:p>
      <text:p text:style-name="P13">Geo location </text:p>
      <text:p text:style-name="P13">IP Address</text:p>
      <text:p text:style-name="P13">Device type</text:p>
      <text:p text:style-name="P13"/>
      <text:p text:style-name="P11">Market Place</text:p>
      <text:p text:style-name="P14">Buy and Sell with categories</text:p>
      <text:p text:style-name="P14">- Cattle feed</text:p>
      <text:p text:style-name="P14">- Medicines</text:p>
      <text:p text:style-name="P14">- Accessories for cattle</text:p>
      <text:p text:style-name="P14">- Machineries </text:p>
      <text:p text:style-name="P14"/>
      <text:p text:style-name="P12"><text:s/><text:span text:style-name="T3">Communication/Chat </text:span></text:p>
      <text:p text:style-name="P14">Interface to allow farmers and consumers to communicate through text messages</text:p>
      <text:p text:style-name="P1"/>
      <text:p text:style-name="P11">Phone number</text:p>
      <text:p text:style-name="P14">Not shared in public/priv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7:19:12.949259748</meta:creation-date>
    <dc:date>2018-06-22T17:58:00.292822504</dc:date>
    <meta:editing-duration>PT21M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77" meta:word-count="525" meta:character-count="3242" meta:non-whitespace-character-count="2540"/>
  </office:meta>
</office:document-meta>
</file>